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70000021EC4FC2760D726B3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eb3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1">803</text:span>: GERAR OV <text:span text:style-name="T1">PEÇAS – CENÁRIO 04</text:span></text:p>
      <text:p text:style-name="P1"><draw:frame draw:style-name="fr1" draw:name="Figura1" text:anchor-type="paragraph" svg:width="17cm" svg:height="8.292cm" draw:z-index="0"><draw:image xlink:href="Pictures/10000000000004570000021EC4FC2760D726B3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20T11:16:28.651000000</dc:date>
    <meta:editing-duration>PT3H16M23S</meta:editing-duration>
    <meta:editing-cycles>10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9" meta:character-count="44" meta:non-whitespace-character-count="35"/>
  </office:meta>
</office:document-meta>
</file>